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.494cm" fo:margin-bottom="0.494cm" fo:line-height="100%"/>
    </style:style>
    <style:style style:name="P3" style:family="paragraph" style:parent-style-name="Standard" style:list-style-name="WWNum3">
      <style:paragraph-properties fo:margin-left="1.27cm" fo:margin-right="0cm" fo:margin-top="0cm" fo:margin-bottom="0cm" fo:line-height="100%" fo:text-indent="-0.635cm" style:auto-text-indent="false"/>
    </style:style>
    <style:style style:name="P4" style:family="paragraph" style:parent-style-name="Standard" style:list-style-name="WWNum4">
      <style:paragraph-properties fo:margin-left="1.27cm" fo:margin-right="0cm" fo:margin-top="0cm" fo:margin-bottom="0cm" fo:line-height="100%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margin-top="0cm" fo:margin-bottom="0cm" fo:line-height="100%" fo:text-indent="-0.635cm" style:auto-text-indent="false"/>
    </style:style>
    <style:style style:name="P6" style:family="paragraph" style:parent-style-name="Standard" style:list-style-name="WWNum2">
      <style:paragraph-properties fo:margin-left="1.27cm" fo:margin-right="0cm" fo:margin-top="0cm" fo:margin-bottom="0cm" fo:line-height="100%" fo:text-indent="-0.635cm" style:auto-text-indent="false"/>
    </style:style>
    <style:style style:name="P7" style:family="paragraph" style:parent-style-name="Standard" style:list-style-name="WWNum3">
      <style:paragraph-properties fo:margin-left="1.27cm" fo:margin-right="0cm" fo:margin-top="0.494cm" fo:margin-bottom="0cm" fo:line-height="100%" fo:text-indent="-0.635cm" style:auto-text-indent="false"/>
    </style:style>
    <style:style style:name="P8" style:family="paragraph" style:parent-style-name="Standard" style:list-style-name="WWNum4">
      <style:paragraph-properties fo:margin-left="1.27cm" fo:margin-right="0cm" fo:margin-top="0.494cm" fo:margin-bottom="0cm" fo:line-height="100%" fo:text-indent="-0.635cm" style:auto-text-indent="false"/>
    </style:style>
    <style:style style:name="P9" style:family="paragraph" style:parent-style-name="Standard" style:list-style-name="WWNum5">
      <style:paragraph-properties fo:margin-left="1.27cm" fo:margin-right="0cm" fo:margin-top="0.494cm" fo:margin-bottom="0cm" fo:line-height="100%" fo:text-indent="-0.635cm" style:auto-text-indent="false"/>
    </style:style>
    <style:style style:name="P10" style:family="paragraph" style:parent-style-name="Standard" style:list-style-name="WWNum1">
      <style:paragraph-properties fo:margin-left="1.27cm" fo:margin-right="0cm" fo:margin-top="0.494cm" fo:margin-bottom="0cm" fo:line-height="100%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margin-top="0.494cm" fo:margin-bottom="0cm" fo:line-height="100%" fo:text-indent="-0.635cm" style:auto-text-indent="false"/>
    </style:style>
    <style:style style:name="P12" style:family="paragraph" style:parent-style-name="Standard" style:list-style-name="WWNum3">
      <style:paragraph-properties fo:margin-left="1.27cm" fo:margin-right="0cm" fo:margin-top="0cm" fo:margin-bottom="0.494cm" fo:line-height="100%" fo:text-indent="-0.635cm" style:auto-text-indent="false"/>
    </style:style>
    <style:style style:name="P13" style:family="paragraph" style:parent-style-name="Standard" style:list-style-name="WWNum4">
      <style:paragraph-properties fo:margin-left="1.27cm" fo:margin-right="0cm" fo:margin-top="0cm" fo:margin-bottom="0.494cm" fo:line-height="100%" fo:text-indent="-0.635cm" style:auto-text-indent="false"/>
    </style:style>
    <style:style style:name="P14" style:family="paragraph" style:parent-style-name="Standard" style:list-style-name="WWNum5">
      <style:paragraph-properties fo:margin-left="1.27cm" fo:margin-right="0cm" fo:margin-top="0cm" fo:margin-bottom="0.494cm" fo:line-height="100%" fo:text-indent="-0.635cm" style:auto-text-indent="false"/>
    </style:style>
    <style:style style:name="P15" style:family="paragraph" style:parent-style-name="Standard" style:list-style-name="WWNum1">
      <style:paragraph-properties fo:margin-left="1.27cm" fo:margin-right="0cm" fo:margin-top="0cm" fo:margin-bottom="0.494cm" fo:line-height="100%" fo:text-indent="-0.635cm" style:auto-text-indent="false"/>
    </style:style>
    <style:style style:name="P16" style:family="paragraph" style:parent-style-name="Standard" style:list-style-name="WWNum2">
      <style:paragraph-properties fo:margin-left="1.27cm" fo:margin-right="0cm" fo:margin-top="0cm" fo:margin-bottom="0.494cm" fo:line-height="100%" fo:text-indent="-0.635cm" style:auto-text-indent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Exercice Javascript 6 ChiFouMi</text:span></text:p>
      <text:p text:style-name="P1"/>
      <text:p text:style-name="P2"><text:span text:style-name="T2">Fonctionnement du jeu à implémenter</text:span></text:p>
      <text:p text:style-name="P2"><text:span text:style-name="T1">À chaque manche, l’ordinateur et le joueur choisissent chacun un élément parmi pierre, feuille ou ciseaux.</text:span></text:p>
      <text:p text:style-name="P2"><text:span text:style-name="T1">Un point est donné à celui qui a choisi l’élément le plus fort, sachant que:</text:span></text:p>
      <text:list xml:id="list4329053646366293017" text:style-name="WWNum3">
        <text:list-item>
          <text:p text:style-name="P7"><text:span text:style-name="T1">ciseaux &gt; feuille </text:span><text:span text:style-name="T3">(les ciseaux coupent la feuille)</text:span></text:p>
        </text:list-item>
        <text:list-item>
          <text:p text:style-name="P3"><text:span text:style-name="T1">pierre &gt; ciseaux </text:span><text:span text:style-name="T3">(la pierre casse les ciseaux)</text:span></text:p>
        </text:list-item>
        <text:list-item>
          <text:p text:style-name="P12"><text:span text:style-name="T1">feuille &gt; pierre </text:span><text:span text:style-name="T3">(la feuille enveloppe la pierre)</text:span></text:p>
        </text:list-item>
      </text:list>
      <text:p text:style-name="P2"><text:span text:style-name="T1">Si l’ordinateur et le joueur ont choisi le même élément, aucun d’eux n’emporte de point.</text:span></text:p>
      <text:p text:style-name="P2"><text:span text:style-name="T2">Exemple de déroulement d’une manche</text:span></text:p>
      <text:list xml:id="list8369853307445089487" text:style-name="WWNum4">
        <text:list-item>
          <text:p text:style-name="P8"><text:span text:style-name="T1">l’ordinateur choisit secrètement pierre (parmi les trois valeurs d’éléments possibles);</text:span></text:p>
        </text:list-item>
        <text:list-item>
          <text:p text:style-name="P4"><text:span text:style-name="T1">le joueur est invité à saisir son choix =&gt; il tape feuille;</text:span></text:p>
        </text:list-item>
        <text:list-item>
          <text:p text:style-name="P13"><text:span text:style-name="T1">l’ordinateur affiche feuille car c’est l’élément qui l’emporte (la feuille enveloppe la pierre).</text:span></text:p>
        </text:list-item>
      </text:list>
      <text:p text:style-name="P2"><text:span text:style-name="T2">Phase 1: Implémentation d’une manche</text:span></text:p>
      <text:p text:style-name="P2"><text:span text:style-name="T1">Pour implémenter le code d’une manche, nous allons :</text:span></text:p>
      <text:list xml:id="list5611663114941293314" text:style-name="WWNum5">
        <text:list-item>
          <text:p text:style-name="P9"><text:span text:style-name="T1">définir une fonction comparer(choix1, choix2) qui renvoie le nom de l’élément gagnant, entre les deux passés en paramètres;</text:span></text:p>
        </text:list-item>
        <text:list-item>
          <text:p text:style-name="P14"><text:span text:style-name="T1">appeler cette fonction, en passant les choix de l’ordinateur et du joueur en paramètres, afin de savoir lequel des deux a remporté la manche.</text:span></text:p>
        </text:list-item>
      </text:list>
      <text:p text:style-name="P2"><text:span text:style-name="T1">Voici une proposition d’étapes à suivre:</text:span></text:p>
      <text:list xml:id="list5190201375086813562" text:style-name="WWNum1">
        <text:list-item>
          <text:p text:style-name="P10"><text:span text:style-name="T1">Dessiner l’arbre de décision d’une manche : nom de l’élément gagnant en fonction de deux éléments choisis ;</text:span></text:p>
        </text:list-item>
        <text:list-item>
          <text:p text:style-name="P5"><text:span text:style-name="T1">Transformer l’arbre de décision en conditions if imbriquées, en fonction de la valeur de deux variables : choix1 et choix2;</text:span></text:p>
        </text:list-item>
        <text:list-item>
          <text:p text:style-name="P5"><text:span text:style-name="T1">Chaque condition de dernier niveau va afficher dans la console le nom de l’élément qui remporte la manche ;</text:span></text:p>
        </text:list-item>
        <text:list-item>
          <text:p text:style-name="P5"><text:span text:style-name="T1">Transférer ces conditions dans la définition d’une fonction comparer (choix1, choix2) qui retourne le nom de l’élément gagnant à l’aide de return (au lieu de l’afficher dans la console), parmi les deux passés en paramètres; Si les deux sont identiques, retourner égalité.</text:span></text:p>
        </text:list-item>
        <text:list-item>
          <text:p text:style-name="P5"><text:span text:style-name="T1">Tester cette fonction en lui passant chaque combinaison possible de valeurs du jeu en paramètre s;</text:span></text:p>
        </text:list-item>
        <text:list-item>
          <text:p text:style-name="P5"><text:span text:style-name="T1">En dehors de la définition de la fonction, créer les variables choixOrdi et choixUtilisateur;</text:span></text:p>
        </text:list-item>
        <text:list-item>
          <text:p text:style-name="P5"><text:span text:style-name="T1">Faire en sorte que choixOrdi ait pour valeur un des trois éléments, choisi de manière </text:span><text:soft-page-break/><text:span text:style-name="T1">aléatoire, et que choixUtilisateur soit saisi par l’utilisateur à l’aide de prompt();</text:span></text:p>
        </text:list-item>
        <text:list-item>
          <text:p text:style-name="P15"><text:span text:style-name="T1">Appeler la fonction comparer(), puis afficher dans la console la valeur de son résultat (l’élément qui remporte la manche), à partir des choix de l’ordinateur et du joueur.</text:span></text:p>
        </text:list-item>
      </text:list>
      <text:p text:style-name="P2"><text:span text:style-name="T2">Phase 2 : Partie en 3 manches, et scores</text:span></text:p>
      <text:p text:style-name="P2"><text:span text:style-name="T1">Après avoir implémenté une++ manche à l’aide de la fonction comparer (), faites en sorte que le joueur puisse jouer 3 manches d’affilée et que le score final du joueur et de l’ordinateur soient affichés dans la console en fin de partie.</text:span></text:p>
      <text:p text:style-name="P2"><text:span text:style-name="T1">Pour cela :</text:span></text:p>
      <text:list xml:id="list8910369245818288998" text:style-name="WWNum2">
        <text:list-item>
          <text:p text:style-name="P11"><text:span text:style-name="T1">Créer les variables scoreOrdi et scoreJoueur;</text:span></text:p>
        </text:list-item>
        <text:list-item>
          <text:p text:style-name="P6"><text:span text:style-name="T1">Après l’affichage du résultat de l’appel à comparer () dans la console, incrémenter une de ces variables, en fonction de qui a remporté la manche;</text:span></text:p>
        </text:list-item>
        <text:list-item>
          <text:p text:style-name="P6"><text:span text:style-name="T1">Mettre le code correspondant à une manche dans une boucle for, de manière à ce qu’il s’exécute 3 fois d’affilée ;</text:span></text:p>
        </text:list-item>
        <text:list-item>
          <text:p text:style-name="P16"><text:span text:style-name="T1">En fin de partie, afficher qui a remporté la partie : 'ordi', 'joueur' ou 'aucun', en fonction des score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line-height="100%"/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Label_20_1" style:display-name="ListLabel 1" style:family="text">
      <style:text-properties fo:font-size="10pt" style:font-name-asian="Noto Sans Symbols1" style:font-size-asian="10pt" style:font-name-complex="Noto Sans Symbols1" style:font-size-complex="10pt"/>
    </style:style>
    <style:style style:name="ListLabel_20_2" style:display-name="ListLabel 2" style:family="text">
      <style:text-properties fo:font-size="10pt" style:font-name-asian="Courier New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2" meta:word-count="510" meta:character-count="3020"/>
    <dc:date>2024-01-03T16:47:19.72</dc:date>
    <meta:generator>OpenOffice/4.1.14$Win32 OpenOffice.org_project/4114m1$Build-9811</meta:generator>
  </office:meta>
</office:document-meta>
</file>